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8e542" officeooo:paragraph-rsid="0018e542"/>
    </style:style>
    <style:style style:name="P2" style:family="paragraph" style:parent-style-name="Text_20_body" style:list-style-name="L1">
      <style:paragraph-properties fo:margin-left="0cm" fo:margin-right="0cm" fo:text-indent="0cm" style:auto-text-indent="false" fo:padding="0.049cm" fo:border="0.06pt solid #e3e3e3"/>
    </style:style>
    <style:style style:name="T1" style:family="text">
      <style:text-properties loext:padding="0.049cm" loext:border="0.06pt solid #e3e3e3"/>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L1">
        <text:list-item>
          <text:p text:style-name="P2"><text:span text:style-name="Strong_20_Emphasis"><text:span text:style-name="T1">Virtual Network (VNet):</text:span></text:span> Creating a VNet itself does not incur any additional cost. However, you may incur charges for associated resources such as virtual machines, storage, and data transfer within the VNet.</text:p>
        </text:list-item>
        <text:list-item>
          <text:p text:style-name="P2"><text:span text:style-name="Strong_20_Emphasis"><text:span text:style-name="T1">Network Security Group (NSG):</text:span></text:span> NSGs are included in the Azure service and do not have separate charges. However, there may be costs associated with data processing and data transfer depending on your NSG rules and network traffic.</text:p>
        </text:list-item>
        <text:list-item>
          <text:p text:style-name="P2"><text:span text:style-name="Strong_20_Emphasis"><text:span text:style-name="T1">Private Endpoints:</text:span></text:span> Azure Private Endpoints are a billed feature. You are charged based on the number of private IP addresses used by the private endpoint and data processed by the private link.</text:p>
        </text:list-item>
        <text:list-item>
          <text:p text:style-name="P2"><text:span text:style-name="Strong_20_Emphasis"><text:span text:style-name="T1">Azure Virtual Network Peering:</text:span></text:span> Azure Virtual Network Peering itself does not incur any additional cost. However, there may be costs associated with data transfer between peered VNets.</text:p>
        </text:list-item>
        <text:list-item>
          <text:p text:style-name="P2"><text:span text:style-name="Strong_20_Emphasis"><text:span text:style-name="T1">DNS Resolution:</text:span></text:span> Azure DNS service is billed based on the number of DNS zones and DNS queries. However, if you're using Azure-provided DNS servers within your VNets, there are no additional charges for DNS resolution within the VNet.</text:p>
        </text:list-item>
      </text:list>
      <text:p text:style-name="P1">Ad.1</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1T12:51:33.519000000</meta:creation-date>
    <dc:date>2024-04-21T12:51:48.394000000</dc:date>
    <meta:editing-duration>PT14S</meta:editing-duration>
    <meta:editing-cycles>2</meta:editing-cycles>
    <meta:generator>LibreOffice/24.2.2.2$Windows_X86_64 LibreOffice_project/d56cc158d8a96260b836f100ef4b4ef25d6f1a01</meta:generator>
    <meta:document-statistic meta:table-count="0" meta:image-count="0" meta:object-count="0" meta:page-count="1" meta:paragraph-count="6" meta:word-count="172" meta:character-count="1059" meta:non-whitespace-character-count="898"/>
  </office:meta>
</office:document-meta>
</file>